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</office:automatic-styles>
  <office:body>
    <office:text>
      <text:h text:style-name="Heading_20_2" text:outline-level="2">Preview - Your Title Goes Here</text:h>
      <text:h text:style-name="Heading_20_4" text:outline-level="4">Based on:</text:h>
      <text:h text:style-name="Heading_20_4" text:outline-level="4"/>
      <text:h text:style-name="Heading_20_3" text:outline-level="3">Encouraged Behaviour</text:h>
      <text:list text:style-name="L1">
</text:list>
      <text:p text:style-name="First_20_paragraph"><text:line-break/></text:p>
      <text:h text:style-name="Heading_20_3" text:outline-level="3">Unacceptable Behaviour</text:h>
      <text:list text:style-name="L2">
</text:list>
      <text:h text:style-name="Heading_20_3" text:outline-level="3">How can I report a violation of the Code of Conduct?</text:h>
      <text:list text:style-name="L3">
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